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13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mp_cab_typ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Default"/>
        <table:table-column table:style-name="co2" table:number-columns-repeated="9" table:default-cell-style-name="ce2"/>
        <table:table-column table:style-name="co4" table:default-cell-style-name="Default"/>
        <table:table-column table:style-name="co2" table:number-columns-repeated="20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5" table:number-columns-repeated="4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ce2"/>
        <table:table-column table:style-name="co5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5" table:default-cell-style-name="Default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column table:style-name="co5" table:number-columns-repeated="3" table:default-cell-style-name="ce2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5" table:number-columns-repeated="2" table:default-cell-style-name="Default"/>
        <table:table-column table:style-name="co6" table:default-cell-style-name="ce2"/>
        <table:table-column table:style-name="co5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5" table:number-columns-repeated="3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5" table:default-cell-style-name="ce2"/>
        <table:table-column table:style-name="co2" table:number-columns-repeated="4" table:default-cell-style-name="ce2"/>
        <table:table-column table:style-name="co5" table:number-columns-repeated="3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5" table:number-columns-repeated="3" table:default-cell-style-name="ce2"/>
        <table:table-column table:style-name="co6" table:default-cell-style-name="Default"/>
        <table:table-column table:style-name="co6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7" table:default-cell-style-name="ce2"/>
        <table:table-column table:style-name="co5" table:default-cell-style-name="Default"/>
        <table:table-column table:style-name="co5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5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number-columns-repeated="4" table:default-cell-style-name="ce2"/>
        <table:table-column table:style-name="co2" table:default-cell-style-name="ce2"/>
        <table:table-column table:style-name="co5" table:default-cell-style-name="ce2"/>
        <table:table-column table:style-name="co5" table:default-cell-style-name="Default"/>
        <table:table-column table:style-name="co8" table:default-cell-style-name="ce2"/>
        <table:table-column table:style-name="co5" table:default-cell-style-name="Default"/>
        <table:table-column table:style-name="co5" table:default-cell-style-name="ce2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number-columns-repeated="3" table:style-name="ce6" office:value-type="string" calcext:value-type="string">
            <text:p>[62]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mi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[00]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[01]</text:p>
          </table:table-cell>
          <table:table-cell table:number-columns-repeated="3" table:style-name="ce6" office:value-type="string" calcext:value-type="string">
            <text:p>[62]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50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[02]</text:p>
          </table:table-cell>
          <table:table-cell table:number-columns-repeated="3" table:style-name="ce6" office:value-type="string" calcext:value-type="string">
            <text:p>[32]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1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[00]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5]</text:p>
          </table:table-cell>
          <table:table-cell table:number-columns-repeated="2"/>
        </table:table-row>
        <table:table-row table:style-name="ro1">
          <table:table-cell table:number-columns-repeated="53"/>
          <table:table-cell table:style-name="ce6" table:number-columns-repeated="4"/>
          <table:table-cell table:number-columns-repeated="10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8"/>
          <table:table-cell table:style-name="ce2"/>
          <table:table-cell table:number-columns-repeated="12"/>
          <table:table-cell table:style-name="ce2"/>
          <table:table-cell table:number-columns-repeated="5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9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6"/>
          <table:table-cell table:style-name="ce2"/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reen amp 1 blkfac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6" office:value-type="string" calcext:value-type="string">
            <text:p>[01]</text:p>
          </table:table-cell>
          <table:table-cell table:style-name="Default" office:value-type="string" calcext:value-type="string">
            <text:p>[05]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Default" office:value-type="string" calcext:value-type="string">
            <text:p>[81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7]</text:p>
          </table:table-cell>
          <table:table-cell table:style-name="Default"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01]</text:p>
          </table:table-cell>
          <table:table-cell table:style-name="Default" office:value-type="string" calcext:value-type="string">
            <text:p>[1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8]</text:p>
          </table:table-cell>
          <table:table-cell table:style-name="Default"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9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6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63]</text:p>
          </table:table-cell>
          <table:table-cell table:style-name="Default"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table:style-name="Default"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table:style-name="Default"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26]</text:p>
          </table:table-cell>
          <table:table-cell table:style-name="Default" office:value-type="string" calcext:value-type="string">
            <text:p>[04]</text:p>
          </table:table-cell>
          <table:table-cell table:style-name="Default" office:value-type="string" calcext:value-type="string">
            <text:p>[00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[55]</text:p>
          </table:table-cell>
          <table:table-cell table:style-name="Default"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table:style-name="Default"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style-name="Default" office:value-type="string" calcext:value-type="string">
            <text:p>[00]</text:p>
          </table:table-cell>
          <table:table-cell table:number-columns-repeated="5" office:value-type="string" calcext:value-type="string">
            <text:p>00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table:style-name="Default"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table:style-name="Default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table:style-name="Default" office:value-type="string" calcext:value-type="string">
            <text:p>[0A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table:style-name="Default"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style-name="Default" office:value-type="string" calcext:value-type="string">
            <text:p>[00]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table:style-name="Default"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[00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0F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amp 2 boutiq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6" office:value-type="string" calcext:value-type="string">
            <text:p>[02]</text:p>
          </table:table-cell>
          <table:table-cell table:style-name="Default" office:value-type="string" calcext:value-type="string">
            <text:p>[46]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Default" office:value-type="string" calcext:value-type="string">
            <text:p>[82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3D]</text:p>
          </table:table-cell>
          <table:table-cell table:style-name="Default" office:value-type="string" calcext:value-type="string">
            <text:p>[0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0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C]</text:p>
          </table:table-cell>
          <table:table-cell table:style-name="Default" office:value-type="string" calcext:value-type="string">
            <text:p>[0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table:style-name="Default" office:value-type="string" calcext:value-type="string">
            <text:p>[09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0C]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table:style-name="Default"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18]</text:p>
          </table:table-cell>
          <table:table-cell table:style-name="Default"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26]</text:p>
          </table:table-cell>
          <table:table-cell table:style-name="Default" office:value-type="string" calcext:value-type="string">
            <text:p>[04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table:style-name="Default"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table:style-name="Default" office:value-type="string" calcext:value-type="string">
            <text:p>[08]</text:p>
          </table:table-cell>
          <table:table-cell table:number-columns-repeated="5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table:style-name="Default" office:value-type="string" calcext:value-type="string">
            <text:p>[07]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table:style-name="Default" office:value-type="string" calcext:value-type="string">
            <text:p>[06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mp 3 rectif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6" office:value-type="string" calcext:value-type="string">
            <text:p>[03]</text:p>
          </table:table-cell>
          <table:table-cell table:style-name="Default" office:value-type="string" calcext:value-type="string">
            <text:p>[50]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[07]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mp 4 hotrod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6" office:value-type="string" calcext:value-type="string">
            <text:p>[04]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Default" office:value-type="string" calcext:value-type="string">
            <text:p>[81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7]</text:p>
          </table:table-cell>
          <table:table-cell table:style-name="Default"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[1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8]</text:p>
          </table:table-cell>
          <table:table-cell table:style-name="Default"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9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6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63]</text:p>
          </table:table-cell>
          <table:table-cell table:style-name="Default"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table:style-name="Default"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table:style-name="Default"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26]</text:p>
          </table:table-cell>
          <table:table-cell table:style-name="Default" office:value-type="string" calcext:value-type="string">
            <text:p>[04]</text:p>
          </table:table-cell>
          <table:table-cell table:style-name="Default" office:value-type="string" calcext:value-type="string">
            <text:p>[00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[55]</text:p>
          </table:table-cell>
          <table:table-cell table:style-name="Default"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table:style-name="Default"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style-name="Default" office:value-type="string" calcext:value-type="string">
            <text:p>[00]</text:p>
          </table:table-cell>
          <table:table-cell table:number-columns-repeated="5" office:value-type="string" calcext:value-type="string">
            <text:p>00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table:style-name="Default"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table:style-name="Default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table:style-name="Default" office:value-type="string" calcext:value-type="string">
            <text:p>[0A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table:style-name="Default"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style-name="Default" office:value-type="string" calcext:value-type="string">
            <text:p>[00]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table:style-name="Default"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[00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0F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6"/>
          <table:table-cell table:number-columns-repeated="3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style-name="ce2"/>
          <table:table-cell table:style-name="Default"/>
          <table:table-cell/>
          <table:table-cell table:style-name="ce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d amp 1 blkfac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1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6" office:value-type="string" calcext:value-type="string">
            <text:p>[01]</text:p>
          </table:table-cell>
          <table:table-cell table:style-name="Default" office:value-type="string" calcext:value-type="string">
            <text:p>[05]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3D]</text:p>
          </table:table-cell>
          <table:table-cell table:style-name="Default"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01]</text:p>
          </table:table-cell>
          <table:table-cell table:style-name="Default" office:value-type="string" calcext:value-type="string">
            <text:p>[18]</text:p>
          </table:table-cell>
          <table:table-cell table:style-name="Default"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table:style-name="Default" office:value-type="string" calcext:value-type="string">
            <text:p>[04]</text:p>
          </table:table-cell>
          <table:table-cell table:style-name="Default" office:value-type="string" calcext:value-type="string">
            <text:p>[00]</text:p>
          </table:table-cell>
          <table:table-cell table:number-columns-repeated="3" office:value-type="string" calcext:value-type="string">
            <text:p>00</text:p>
          </table:table-cell>
          <table:table-cell table:style-name="Default"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table:style-name="Default"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table:style-name="Default"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table:number-columns-repeated="5" office:value-type="string" calcext:value-type="string">
            <text:p>00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style-name="Default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table:style-name="Default" office:value-type="string" calcext:value-type="string">
            <text:p>[07]</text:p>
          </table:table-cell>
          <table:table-cell office:value-type="string" calcext:value-type="string">
            <text:p>[00]</text:p>
          </table:table-cell>
          <table:table-cell table:number-columns-repeated="4" office:value-type="string" calcext:value-type="string">
            <text:p>00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table:style-name="Default"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[00]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44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amp 2 boutiq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6" office:value-type="string" calcext:value-type="string">
            <text:p>[02]</text:p>
          </table:table-cell>
          <table:table-cell table:style-name="Default" office:value-type="string" calcext:value-type="string">
            <text:p>[46]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41]</text:p>
          </table:table-cell>
          <table:table-cell table:style-name="Default"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table:style-name="Default"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03]</text:p>
          </table:table-cell>
          <table:table-cell table:style-name="Default"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table:style-name="Default"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26]</text:p>
          </table:table-cell>
          <table:table-cell table:style-name="Default" office:value-type="string" calcext:value-type="string">
            <text:p>[04]</text:p>
          </table:table-cell>
          <table:table-cell table:number-columns-repeated="3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table:style-name="Default"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table:style-name="Default"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number-columns-repeated="5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table:style-name="Default"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table:style-name="Default"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4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table:style-name="Default"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0F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amp 3 rectif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6" office:value-type="string" calcext:value-type="string">
            <text:p>[03]</text:p>
          </table:table-cell>
          <table:table-cell table:style-name="Default" office:value-type="string" calcext:value-type="string">
            <text:p>[50]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[07]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41</text:p>
          </table:table-cell>
          <table:table-cell table:style-name="Default"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table:style-name="Default"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table:style-name="Default"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amp 4 hotrod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6" office:value-type="string" calcext:value-type="string">
            <text:p>[04]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3D]</text:p>
          </table:table-cell>
          <table:table-cell table:style-name="Default"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table:style-name="Default" office:value-type="string" calcext:value-type="string">
            <text:p>[02]</text:p>
          </table:table-cell>
          <table:table-cell table:style-name="ce2" office:value-type="string" calcext:value-type="string">
            <text:p>02</text:p>
          </table:table-cell>
          <table:table-cell table:style-name="Default" office:value-type="string" calcext:value-type="string">
            <text:p>[18]</text:p>
          </table:table-cell>
          <table:table-cell table:style-name="Default"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table:style-name="Default" office:value-type="string" calcext:value-type="string">
            <text:p>[04]</text:p>
          </table:table-cell>
          <table:table-cell table:style-name="Default" office:value-type="string" calcext:value-type="string">
            <text:p>[00]</text:p>
          </table:table-cell>
          <table:table-cell table:number-columns-repeated="3" office:value-type="string" calcext:value-type="string">
            <text:p>00</text:p>
          </table:table-cell>
          <table:table-cell table:style-name="Default"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table:style-name="Default"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table:style-name="Default"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table:number-columns-repeated="5" office:value-type="string" calcext:value-type="string">
            <text:p>00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style-name="Default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table:style-name="Default" office:value-type="string" calcext:value-type="string">
            <text:p>[07]</text:p>
          </table:table-cell>
          <table:table-cell office:value-type="string" calcext:value-type="string">
            <text:p>[00]</text:p>
          </table:table-cell>
          <table:table-cell table:number-columns-repeated="4" office:value-type="string" calcext:value-type="string">
            <text:p>00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table:style-name="Default"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[00]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[28]</text:p>
          </table:table-cell>
          <table:table-cell table:number-columns-repeated="4"/>
        </table:table-row>
        <table:table-row table:style-name="ro1">
          <table:table-cell table:number-columns-repeated="69"/>
          <table:table-cell table:style-name="ce2"/>
          <table:table-cell table:number-columns-repeated="5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style-name="ce6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style-name="ce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een cab 1 amp2x12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6" office:value-type="string" calcext:value-type="string">
            <text:p>[01]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cab 2 br4x12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6" office:value-type="string" calcext:value-type="string">
            <text:p>[02]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2B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cab 3 v4x12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6" office:value-type="string" calcext:value-type="string">
            <text:p>[03]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2A]</text:p>
          </table:table-cell>
          <table:table-cell table:number-columns-repeated="4"/>
        </table:table-row>
        <table:table-row table:style-name="ro1">
          <table:table-cell table:number-columns-repeated="69"/>
          <table:table-cell table:style-name="ce2"/>
          <table:table-cell table:number-columns-repeated="5"/>
          <table:table-cell table:style-name="ce2"/>
          <table:table-cell table:number-columns-repeated="2"/>
          <table:table-cell table:style-name="ce2"/>
          <table:table-cell table:style-name="ce6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0"/>
          <table:table-cell table:style-name="ce2"/>
          <table:table-cell table:number-columns-repeated="10"/>
          <table:table-cell table:style-name="ce2"/>
          <table:table-cell table:number-columns-repeated="5"/>
          <table:table-cell table:style-name="ce2"/>
          <table:table-cell/>
          <table:table-cell table:style-name="ce2" table:number-columns-repeated="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8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red cab 1 amp2x12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1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6" office:value-type="string" calcext:value-type="string">
            <text:p>[01]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cab 2 br4x12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6" office:value-type="string" calcext:value-type="string">
            <text:p>[02]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2B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cab 3 v4x12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6" office:value-type="string" calcext:value-type="string">
            <text:p>[03]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2A]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een amp user 1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6" office:value-type="string" calcext:value-type="string">
            <text:p>09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1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32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1</text:p>
          </table:table-cell>
        </table:table-row>
        <table:table-row table:style-name="ro1">
          <table:table-cell office:value-type="string" calcext:value-type="string">
            <text:p>green amp user 2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6" office:value-type="string" calcext:value-type="string">
            <text:p>[12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6" office:value-type="string" calcext:value-type="string">
            <text:p>[0A]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1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32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63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1</text:p>
          </table:table-cell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3" table:number-columns-repeated="14"/>
          <table:table-cell table:style-name="Default" table:number-columns-repeated="4"/>
          <table:table-cell/>
          <table:table-cell table:style-name="Default" table:number-columns-repeated="9"/>
          <table:table-cell/>
          <table:table-cell table:style-name="Default"/>
          <table:table-cell table:style-name="Default" office:value-type="string" calcext:value-type="string">
            <text:p>Warp = values for amounts of green amp, red amp, green cab ,red cab</text:p>
          </table:table-cell>
          <table:table-cell table:style-name="Default" table:number-columns-repeated="18"/>
          <table:table-cell/>
          <table:table-cell table:style-name="Default"/>
          <table:table-cell table:style-name="ce3"/>
          <table:table-cell table:style-name="ce9"/>
          <table:table-cell table:style-name="ce9" office:value-type="string" calcext:value-type="string">
            <text:p>Ty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/>
          <table:table-cell table:style-name="ce4"/>
          <table:table-cell table:style-name="ce9"/>
          <table:table-cell table:style-name="ce9" office:value-type="string" calcext:value-type="string">
            <text:p>On/Off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/>
          <table:table-cell table:style-name="ce5"/>
          <table:table-cell table:style-name="ce9"/>
          <table:table-cell table:style-name="ce9" office:value-type="string" calcext:value-type="string">
            <text:p>Number of bytes which follow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/>
          <table:table-cell table:style-name="ce6"/>
          <table:table-cell table:style-name="ce9"/>
          <table:table-cell table:style-name="ce9" office:value-type="string" calcext:value-type="string">
            <text:p>Parameters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/>
          <table:table-cell table:style-name="ce7"/>
          <table:table-cell table:style-name="ce9"/>
          <table:table-cell table:style-name="ce9" office:value-type="string" calcext:value-type="string">
            <text:p>Leve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/>
          <table:table-cell table:style-name="ce8"/>
          <table:table-cell table:style-name="ce10"/>
          <table:table-cell table:style-name="ce11" office:value-type="string" calcext:value-type="string">
            <text:p>Parameters (GENEdit Only)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13:23:31.4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15:55:57.254000000</dc:date>
    <meta:editing-duration>PT2H24M1S</meta:editing-duration>
    <meta:editing-cycles>3</meta:editing-cycles>
    <meta:generator>LibreOffice/24.8.3.2$Windows_X86_64 LibreOffice_project/48a6bac9e7e268aeb4c3483fcf825c94556d9f92</meta:generator>
    <meta:document-statistic meta:table-count="1" meta:cell-count="3916" meta:object-count="0"/>
  </office:meta>
</office:document-meta>
</file>